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fo:font-weight="bold" officeooo:rsid="001dc429" officeooo:paragraph-rsid="001dc429" style:font-weight-asian="bold" style:font-weight-complex="bold"/>
    </style:style>
    <style:style style:name="P2" style:family="paragraph" style:parent-style-name="Standard">
      <style:paragraph-properties fo:line-height="200%" fo:text-align="center" style:justify-single-word="false"/>
      <style:text-properties fo:font-weight="bold" officeooo:rsid="001dc429" officeooo:paragraph-rsid="001dc429" style:font-weight-asian="bold" style:font-weight-complex="bold"/>
    </style:style>
    <style:style style:name="P3" style:family="paragraph" style:parent-style-name="Standard">
      <style:paragraph-properties fo:line-height="200%" fo:text-align="start" style:justify-single-word="false"/>
      <style:text-properties fo:font-weight="normal" officeooo:rsid="001dc429" officeooo:paragraph-rsid="001dc429" style:font-weight-asian="normal" style:font-weight-complex="normal"/>
    </style:style>
    <style:style style:name="T1" style:family="text">
      <style:text-properties officeooo:rsid="001e57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rew Fischer</text:p>
      <text:p text:style-name="P1">H595B584</text:p>
      <text:p text:style-name="P2">Personal Product Reflection</text:p>
      <text:p text:style-name="P2"/>
      <text:p text:style-name="P3"><text:tab/>This last semester has been a rather enlightening experience into the world of software development and working together as a part of a team. I have had many group projects in my schooling career, but non have been so hands on and doing work actually pertainig to my field of study. The reason this is the case is because we as students got to decide what project we were interested in working on, and then we have done everything ourselves to get the project up and running. This includes the initial research of the project, presenting our ideas for feedback, interviewing potential end users, and starting the initial prototyping in time for the Product Showcase in December.</text:p>
      <text:p text:style-name="P3"><text:tab/>Initial research on this project has been an interesting change to what I am used to. Usually the research for something like an essay I am writing is going back to look at Wikipedia or scientific studies from the past to learn from, but now I was looking at current papers and information to create something as up to date as possible so we can succeed. This change in information gathering will most likely help me further myself in my career because I will have to do a lot more of this type of research in my job as a software developer to keep myself current as new technologies and techniques are introduced to the world, so I will need to stay on top to not get left behind. The job of a software developer is one that is ever-changing, so the ability to efficiently research properly is invaluable.</text:p>
      <text:p text:style-name="P3"><text:tab/><text:span text:style-name="T1">Overall, the project has been a great help to me as I’ve been finishing up with my schooling this last year. Though it has been somewhat of a slow start on our project, things have started ramping up near the end of the semester for us. With the introduction of more job-focused research, and the group work around said research, I am hopeful our project will become even more beneficial to me in the next semester. </text:span></text:p>
      <text:p text:style-name="P3"><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4T17:02:11.137000000</meta:creation-date>
    <dc:date>2021-11-14T20:58:51.261000000</dc:date>
    <meta:editing-duration>PT3H46M27S</meta:editing-duration>
    <meta:editing-cycles>1</meta:editing-cycles>
    <meta:document-statistic meta:table-count="0" meta:image-count="0" meta:object-count="0" meta:page-count="1" meta:paragraph-count="7" meta:word-count="348" meta:character-count="1953" meta:non-whitespace-character-count="1606"/>
    <meta:generator>LibreOffice/7.2.1.2$Windows_X86_64 LibreOffice_project/87b77fad49947c1441b67c559c339af8f3517e22</meta:generator>
  </office:meta>
</office:document-meta>
</file>